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:\eclipseee\workplace\SimpleSiteTestCase\build.xml:35: No suites, classes, meth</text:p>
      <text:p text:style-name="Standard">ods or jar file was specified.</text:p>
      <text:p text:style-name="Standard">-&gt; Kiểm tra xem đã có testng.xml chư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</meta:editing-duration>
    <meta:editing-cycles>4</meta:editing-cycles>
    <meta:generator>OpenOffice/4.1.1$Win32 OpenOffice.org_project/411m6$Build-9775</meta:generator>
    <dc:date>2016-02-03T11:19:07.81</dc:date>
    <meta:document-statistic meta:table-count="0" meta:image-count="0" meta:object-count="0" meta:page-count="1" meta:paragraph-count="3" meta:word-count="19" meta:character-count="147"/>
    <meta:user-defined meta:name="Info 1"/>
    <meta:user-defined meta:name="Info 2"/>
    <meta:user-defined meta:name="Info 3"/>
    <meta:user-defined meta:name="Info 4"/>
  </office:meta>
</office:document-meta>
</file>